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tab-stops/>
      </style:paragraph-properties>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style:tab-stops/>
      </style:paragraph-properties>
      <style:text-properties style:text-underline-style="solid" style:text-underline-width="auto" style:text-underline-color="font-color"/>
    </style:style>
    <style:style style:name="P4" style:family="paragraph" style:parent-style-name="Standard">
      <style:paragraph-properties>
        <style:tab-stops/>
      </style:paragraph-properties>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style:tab-stops/>
      </style:paragraph-properties>
      <style:text-properties fo:font-weight="normal" style:font-weight-asian="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style:tab-stops/>
      </style:paragraph-properties>
      <style:text-properties fo:font-weight="bold" style:font-weight-asian="bold" style:font-weight-complex="bold"/>
    </style:style>
    <style:style style:name="P8" style:family="paragraph" style:parent-style-name="Standard">
      <style:paragraph-properties>
        <style:tab-stops/>
      </style:paragraph-properties>
      <style:text-properties style:text-underline-style="none"/>
    </style:style>
    <style:style style:name="P9" style:family="paragraph" style:parent-style-name="Standard">
      <style:paragraph-properties>
        <style:tab-stops/>
      </style:paragraph-properties>
      <style:text-properties style:text-underline-style="none" fo:font-weight="bold" style:font-weight-asian="bold" style:font-weight-complex="bold"/>
    </style:style>
    <style:style style:name="P10" style:family="paragraph" style:parent-style-name="Standard">
      <style:paragraph-properties>
        <style:tab-stops/>
      </style:paragraph-properties>
      <style:text-properties style:text-underline-style="none" fo:font-weight="normal" style:font-weight-asian="normal" style:font-weight-complex="normal"/>
    </style:style>
    <style:style style:name="P11" style:family="paragraph" style:parent-style-name="Standard" style:list-style-name="L1">
      <style:text-properties fo:font-style="normal" style:font-style-asian="normal" style:font-style-complex="normal"/>
    </style:style>
    <style:style style:name="P12" style:family="paragraph" style:parent-style-name="Standard" style:list-style-name="L2">
      <style:paragraph-properties>
        <style:tab-stops/>
      </style:paragraph-properties>
    </style:style>
    <style:style style:name="P13" style:family="paragraph" style:parent-style-name="Standard">
      <style:paragraph-properties>
        <style:tab-stops/>
      </style:paragraph-properties>
      <style:text-properties style:text-underline-style="none" fo:font-weight="bold" style:font-weight-asian="bold" style:font-weight-complex="bold"/>
    </style:style>
    <style:style style:name="P14" style:family="paragraph" style:parent-style-name="Standard">
      <style:paragraph-properties>
        <style:tab-stops/>
      </style:paragraph-properties>
      <style:text-properties style:text-underline-style="none" fo:font-weight="normal" style:font-weight-asian="normal" style:font-weight-complex="normal"/>
    </style:style>
    <style:style style:name="P15" style:family="paragraph" style:parent-style-name="Standard">
      <style:paragraph-properties>
        <style:tab-stops/>
      </style:paragraph-properties>
      <style:text-properties fo:font-weight="normal" style:font-weight-asian="normal" style:font-weight-complex="normal"/>
    </style:style>
    <style:style style:name="P16" style:family="paragraph" style:parent-style-name="Standard">
      <style:paragraph-properties>
        <style:tab-stops/>
      </style:paragraph-properties>
      <style:text-properties fo:font-weight="bold" style:font-weight-asian="bold" style:font-weight-complex="bold"/>
    </style:style>
    <style:style style:name="P17" style:family="paragraph" style:parent-style-name="Standard">
      <style:paragraph-properties>
        <style:tab-stops/>
      </style:paragraph-properties>
      <style:text-properties style:text-underline-style="solid" style:text-underline-width="auto" style:text-underline-color="font-color"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language="fr" fo:country="FR"/>
    </style:style>
    <style:style style:name="T7" style:family="text">
      <style:text-properties fo:language="fr" fo:country="FR"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Qu'elles sont les questions qu'un développeur doit se poser pour choisir la meilleur approche de transformation de modèle ?</text:p>
      <text:p text:style-name="Standard"/>
      <text:p text:style-name="Standard">Quel approche de transformation utiliser ?</text:p>
      <text:p text:style-name="Standard">Quelles sont les caractéristiques de la transformation de modèle ? </text:p>
      <text:p text:style-name="Standard">Quelles sont les langages est outils ? </text:p>
      <text:p text:style-name="Standard"/>
      <text:p text:style-name="Standard"><text:tab/></text:p>
      <text:p text:style-name="P2">Ce qui est transformé et vers quoi?</text:p>
      <text:p text:style-name="P2"/>
      <text:p text:style-name="Standard">Une <text:span text:style-name="T1">transformation</text:span><text:span text:style-name="T2"> </text:span>est la génération automatique d'un modèle cible depuis un modèle source selon une transformation défini. <text:span text:style-name="T2">Une</text:span><text:span text:style-name="T1"> transformation défini </text:span>est un ensemble de règles qui décrivent comment un modèle du langage source peut être transformer dans un modèle du langage cible.</text:p>
      <text:p text:style-name="Standard">Une <text:span text:style-name="T1">règle de transformation</text:span> est la d<text:span text:style-name="T3">escription de comment une ou plusieurs construction d'un langage source peut être transformer dans un langage cible.</text:span></text:p>
      <text:p text:style-name="P6"/>
      <text:p text:style-name="Standard"><text:span text:style-name="T3">Un modèle est exprimé dans un langage. La syntaxe et la sémantique de ce langage sont conforme à un méta modèle. Suivant le langage du modèle source et du modèle cible, intervient un distinction. On parle de </text:span><text:span text:style-name="T4">transformation endogène </text:span><text:span text:style-name="T5">(= </text:span><text:bookmark text:name="result_box"/><text:span text:style-name="T7">rééchelonnement</text:span><text:span text:style-name="T5">)</text:span><text:span text:style-name="T3"> lorsque les modèles sont exprimés dans le même langage. On parle de </text:span><text:span text:style-name="T4">transformation exogène</text:span><text:span text:style-name="T3"> (= translation)dans le cas contraire.</text:span></text:p>
      <text:p text:style-name="P6"/>
      <text:p text:style-name="P6">Quelques exemples de translation : </text:p>
      <text:list xml:id="list13499937691" text:style-name="L1">
        <text:list-item>
          <text:p text:style-name="P11"/>
        </text:list-item>
      </text:list>
      <text:p text:style-name="P6"/>
      <text:p text:style-name="P6">Quelques exemples de rééchelonnement : <text:s/></text:p>
      <text:list xml:id="list2145715703" text:style-name="L2">
        <text:list-item>
          <text:p text:style-name="P12"/>
        </text:list-item>
      </text:list>
      <text:p text:style-name="P1"/>
      <text:p text:style-name="P1">On parle de <text:span text:style-name="T1">transformation horizontale</text:span> quand le modèle source et cible possèdent le même niveau d'abstraction. Un exemple typique est le <text:bookmark text:name="result_box1"/><text:span text:style-name="T6">refactoring</text:span>. Lorsque ce n'est pas le cas, il s'agit de <text:span text:style-name="T1">transformation verticale.</text:span></text:p>
      <text:p text:style-name="P7"/>
      <text:p text:style-name="P5">Dans le cas où le modèle source et le modèle cible n'appartiennent pas au même<text:span text:style-name="T1"> espaces technologiques </text:span>les outils de transformation doivent fournir des moyens d'importations et d' exportations afin de combler l'espaces technologique pendant que la transformation effective est réalisé dans soit du modèle source ou cible. </text:p>
      <text:p text:style-name="P1"><text:s text:c="2"/></text:p>
      <text:p text:style-name="P1"/>
      <text:p text:style-name="P3">Quels sont les critères important d'un modèle de transformation ?</text:p>
      <text:p text:style-name="P3"/>
      <text:p text:style-name="P9">Niveau d'automatisation : </text:p>
      <text:p text:style-name="P8">Une transformation peut être automatique ou manuelle (ou nécessite une certaine quantité d'information). Dans certain cas une transformation manuelle est nécessaire pour lever <text:span text:style-name="T1">des ambiguïtés</text:span>, <text:span text:style-name="T1">des incomplétudes et incohérence </text:span><text:span text:style-name="T2">du langage naturelle</text:span>.</text:p>
      <text:p text:style-name="P8"/>
      <text:p text:style-name="P7">Complexité de la transformation :</text:p>
      <text:p text:style-name="P5">Des transformations de modèle comme le refactoring sont considérés comme simple alors que d'autre transformation comme le parsage, la compilation ou la génération de code sont lourde et complexe. Le niveau de complexité implique une étude particulière des techniques et outils à utiliser.</text:p>
      <text:p text:style-name="P5"/>
      <text:p text:style-name="P7"><text:soft-page-break/>Préservation :</text:p>
      <text:p text:style-name="P5">Chaque transformation préserve certain aspect du modèle source dans le modèle cible. Les propriétés préservées diffèrent suivant le type de transformation. </text:p>
      <text:p text:style-name="P5"/>
      <text:p text:style-name="P4">Note <text:span text:style-name="T10">: Dans le cas d'une transformation de page web, besoin de conserver la structure des éléments ??</text:span></text:p>
      <text:p text:style-name="P7"/>
      <text:p text:style-name="P4">Quels sont les critères de réussite d'un langage ou outil de transformation ?</text:p>
      <text:p text:style-name="P4"/>
      <text:p text:style-name="P9">Capacité de créer/lire/supprimer/mette à jours/supprimer une transformation (CRUD) :</text:p>
      <text:p text:style-name="P10">Bien que ce soit une exigence pour un langage de transformation, ce n'est pas évident pour un outil de transformation. Par exemple pour un outil de restructuration, il est livré avec un ensemble de transformation prédéfinit qui peuvent être appliqué mais souvent il n'est pas possible de redéfinir ou d'affiner les transformations existante aux besoins de l'utilisateur. Il est important d'évaluer l'ouverture ou l'extensibilité d'un outil de transformation.</text:p>
      <text:p text:style-name="P10"/>
      <text:p text:style-name="P10"><text:span text:style-name="T8">Note </text:span>: emf, permet l'héritage ? La spécification ?</text:p>
      <text:p text:style-name="P10"/>
      <text:p text:style-name="P9">Capacité de suggérer quand appliquer une transformation :</text:p>
      <text:p text:style-name="P10">Pour certain scénario d'application, les outils dédiés peuvent suggéré à l'utilisateur quelle transformation appliquer en fonction d'un contexte.</text:p>
      <text:p text:style-name="P10"/>
      <text:p text:style-name="P9">Capacité de personnaliser et réutiliser une transformation : </text:p>
      <text:p text:style-name="P10"><text:s/>Par exemple, dans le cas d'un langage de transformation orienté objet, y' a t il un mécanisme d'héritage dans ce but ?</text:p>
      <text:p text:style-name="P10"/>
      <text:p text:style-name="P9">Capacité de garantir l'exactitude d'une transformation :</text:p>
      <text:p text:style-name="P9"><text:span text:style-name="T2">La plus simple notion est l'</text:span>exactitude syntaxique<text:span text:style-name="T2">, en donnant un modèle source bien formé, peut on garantir que le modèle cible produit par la transformation est bien formé ?</text:span></text:p>
      <text:p text:style-name="P9"><text:span text:style-name="T2">Une notion plus complexe est l'</text:span>exactitude sémantique<text:span text:style-name="T2"> : Est ce que le modèle cible produit à les propriétés sémantiques exigées ? <text:s/></text:span></text:p>
      <text:p text:style-name="P9"><text:span text:style-name="T2"/></text:p>
      <text:p text:style-name="P9"><text:span text:style-name="T9">Note </text:span><text:span text:style-name="T2">: exactitude syntaxique avec DTD avec xml ?</text:span></text:p>
      <text:p text:style-name="P10"/>
      <text:p text:style-name="P9">Capacité de traiter les modèles incomplet ou incompatible :</text:p>
      <text:p text:style-name="P10">C'est important d'être en mesure de transformer les modèles le plus tôt possible dans le cycle de vie du logiciel, surtout quand les exigences ne sont pas complètes ou-bien décrit dans un langage naturelle. Cela donne souvent lieu à des modèles ambiguës, incomplets ou incompatibles ce qui implique que nous avons besoin de mécanisme pour gérer les incompatibilités. Ces mécanismes doivent être utilisés pour détecter les incompatibilités pendant la transformation ou dans les modèles transformés.</text:p>
      <text:p text:style-name="P7"/>
      <text:p text:style-name="P7">Capacité de grouper, composer et décomposer les transformations :</text:p>
      <text:p text:style-name="P5">La capacité de combiner les transformations existantes en nouveaux composites sont utiles pour augmenter le réutilisation, la modularité et la maintenabilité dans les langages de transformation.</text:p>
      <text:p text:style-name="P5">À noter que la décomposition d'une transformation complexe en plus petite étape nécessite un mécanismes de contrôle pour pour spécifier comment les transformations peuvent être combinées, de manière implicite ou explicite.</text:p>
      <text:p text:style-name="P5"/>
      <text:p text:style-name="P5"><text:span text:style-name="T1">Capacité de test, valider et vérifier des transformations : </text:span></text:p>
      <text:p text:style-name="P5"><text:span text:style-name="T1"><text:s/></text:span>La transformation est considérée comme programme, nous avons donc besoin de pouvoir appliquer des techniques de vérifications et validations pour s'assurer que la transformation à bien le <text:soft-page-break/>comportement souhaitée.</text:p>
      <text:p text:style-name="P5"/>
      <text:p text:style-name="P7">Capacité de spécifier des transformations générique et d'ordre supérieur :</text:p>
      <text:p text:style-name="P5">Idéalement, une transformation devrait être un élément de première classe dans un langage de transformation de modèle. Si nous pouvons représenter des transformations également comme des modèles, nous pouvons appliquer des transformations à ces modèles, et ainsi arriver à une notion de transformation d'ordre supérieur. </text:p>
      <text:p text:style-name="P5"/>
      <text:p text:style-name="P7">Capacité de spécifier des transformations bidirectionnelles :</text:p>
      <text:p text:style-name="P5">Les langages ou outils qui ont cette propriété nécessite moins de règles de transformations. En effet étant données que chaque transformation peut être utilisé dans les deux directions : pour transformer la modèle source vers le modèle cible et vice versa.</text:p>
      <text:p text:style-name="P5"/>
      <text:p text:style-name="P7">Support pour la traçabilité et la propagation des changements : </text:p>
      <text:p text:style-name="P5">Pour aider à la traçabilité, le langage ou outil de transformation nécessite de fournir un mécanisme pour maintenir un lien explicite entre les modèles cibles et les modèles sources. Pour soutenir la propagation des changements, les langages ou outils de transformation devraient posséder un mécanisme de mise à jours incrémental et un mécanisme de vérification de la cohérence.</text:p>
      <text:p text:style-name="P5"/>
      <text:p text:style-name="P4">Quelles sont les qualités exigés d'un langage ou outil de transformation (comprend des aspects non-fonctionnels) ?</text:p>
      <text:p text:style-name="P10"/>
      <text:p text:style-name="P9">Utilisabilité et utilité :</text:p>
      <text:p text:style-name="P10">L'outil ou le langage doit être utile, ce qui signifie qu'il doit servir un but pratique. Il doit être utilisable, ce qui signifie qu'il doit être intuitive et efficace d'utilisation.</text:p>
      <text:p text:style-name="P10"/>
      <text:p text:style-name="P9">Verbosité versus concision :</text:p>
      <text:p text:style-name="P10"/>
      <text:p text:style-name="P9">Scalabilité :</text:p>
      <text:p text:style-name="P9"/>
      <text:p text:style-name="P9">Propriétés mathématiques :</text:p>
      <text:p text:style-name="P9"/>
      <text:p text:style-name="P9">Acceptation par la communauté</text:p>
      <text:p text:style-name="P9"/>
      <text:p text:style-name="P9">Standardisation :</text:p>
      <text:p text:style-name="P10">Conformité au standard : exemple supporter exportation et importation vers XMI</text:p>
      <text:p text:style-name="P9"/>
      <text:p text:style-name="P4">Quels mécanismes peuvent être utilisés pour la transformation de modèles ?</text:p>
      <text:p text:style-name="P4"/>
      <text:p text:style-name="P9">Programmation fonctionnelle :</text:p>
      <text:p text:style-name="P10">Noter un important désavantage, ce style de programmation n'est pas vraiment adapté pour conserver un état au cours de la transformation.</text:p>
      <text:p text:style-name="P10"/>
      <text:p text:style-name="P9">Programmation logique :</text:p>
      <text:p text:style-name="P9"/>
      <text:p text:style-name="P9">Transformation de graphe :</text:p>
      <text:p text:style-name="P7"/>
      <text:p text:style-name="P7">Analyse personnelle :</text:p>
      <text:p text:style-name="P5">Les critères à prendre en compte dans la transformation de modèle. Le niveau d'automatisation, la complexité de la transformation et préservation.</text:p>
      <text:p text:style-name="P5"/>
      <text:p text:style-name="P1">Préservation : aspect important, qu' elles sont les propriétés que doit conserver le modèle cible. <text:soft-page-break/>Notamment par rapport à conserver un état cohérent de la page dans le contexte des interactions (JavaScript, ex : hiérarchie des éléments, nom des éléments, propriété des élé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8T09:18:23</meta:creation-date>
    <meta:generator>LibreOffice/3.5$Linux_x86 LibreOffice_project/350m1$Build-2</meta:generator>
    <dc:date>2014-02-02T12:56:44</dc:date>
    <dc:creator>Asus </dc:creator>
    <meta:editing-duration>P1DT2H16M59S</meta:editing-duration>
    <meta:editing-cycles>77</meta:editing-cycles>
    <meta:document-statistic meta:table-count="0" meta:image-count="0" meta:object-count="0" meta:page-count="4" meta:paragraph-count="64" meta:word-count="1165" meta:character-count="7836" meta:non-whitespace-character-count="6714"/>
  </office:meta>
</office:document-meta>
</file>